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CALIBRI" svg:font-family="CALIBRI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7ee7e" officeooo:paragraph-rsid="0007ee7e" style:font-size-asian="9pt" style:font-weight-asian="bold" style:font-name-complex="Courier New1" style:font-size-complex="9pt" style:font-weight-complex="bold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5b695" officeooo:paragraph-rsid="0005b695" style:font-size-asian="9pt" style:font-weight-asian="bold" style:font-name-complex="Courier New1" style:font-size-complex="9pt" style:font-weight-complex="bold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7933d" style:font-size-asian="9pt" style:font-weight-asian="bold" style:font-name-complex="Courier New1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b0fd7" officeooo:paragraph-rsid="0018c638" style:font-size-asian="9pt" style:font-weight-asian="bold" style:font-name-complex="Courier New1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1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1" style:font-size-complex="9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07ee7e" style:font-size-asian="9pt" style:font-name-complex="Courier New1" style:font-size-complex="9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7ee7e" officeooo:paragraph-rsid="0007ee7e" style:font-size-asian="9pt" style:font-weight-asian="normal" style:font-name-complex="Courier New1" style:font-size-complex="9pt" style:font-weight-complex="normal"/>
    </style:style>
    <style:style style:name="P1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12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officeooo:paragraph-rsid="001019c1" style:font-size-asian="16pt" style:font-weight-asian="bold" style:font-name-complex="Courier New1" style:font-size-complex="16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1" style:font-size-complex="8pt"/>
    </style:style>
    <style:style style:name="P14" style:family="paragraph" style:parent-style-name="Standard">
      <style:paragraph-properties fo:margin-top="0.085cm" fo:margin-bottom="0.085cm" loext:contextual-spacing="false" fo:text-align="center" style:justify-single-word="false"/>
    </style:style>
    <style:style style:name="P15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19c1"/>
    </style:style>
    <style:style style:name="P16" style:family="paragraph" style:parent-style-name="Standard">
      <style:paragraph-properties fo:margin-top="0.085cm" fo:margin-bottom="0.085cm" loext:contextual-spacing="false"/>
      <style:text-properties officeooo:paragraph-rsid="001770b7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9pt" style:font-size-asian="9pt" style:font-name-complex="Courier New1" style:font-size-complex="9pt"/>
    </style:style>
    <style:style style:name="P18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</style:style>
    <style:style style:name="P19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9pt" fo:font-weight="bold" style:font-size-asian="9pt" style:font-weight-asian="bold" style:font-name-complex="Courier New1" style:font-size-complex="9pt" style:font-weight-complex="bold"/>
    </style:style>
    <style:style style:name="T1" style:family="text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T2" style:family="text">
      <style:text-properties style:font-name="Courier New" fo:font-size="16pt" fo:font-weight="bold" officeooo:rsid="001019c1" style:font-size-asian="16pt" style:font-weight-asian="bold" style:font-name-complex="Courier New1" style:font-size-complex="16pt"/>
    </style:style>
    <style:style style:name="T3" style:family="text">
      <style:text-properties style:font-name="Courier New" fo:font-size="16pt" fo:font-weight="bold" officeooo:rsid="001185a4" style:font-size-asian="16pt" style:font-weight-asian="bold" style:font-name-complex="Courier New1" style:font-size-complex="16pt"/>
    </style:style>
    <style:style style:name="T4" style:family="text">
      <style:text-properties style:font-name="Courier New" fo:font-size="16pt" fo:font-weight="bold" officeooo:rsid="0013131c" style:font-size-asian="16pt" style:font-weight-asian="bold" style:font-name-complex="Courier New1" style:font-size-complex="16pt"/>
    </style:style>
    <style:style style:name="T5" style:family="text"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T6" style:family="text">
      <style:text-properties style:font-name="Courier New" fo:font-size="10pt" style:font-size-asian="10pt" style:font-name-complex="Courier New1" style:font-size-complex="10pt"/>
    </style:style>
    <style:style style:name="T7" style:family="text">
      <style:text-properties style:font-name="Courier New" fo:font-size="10pt" officeooo:rsid="000b592e" style:font-size-asian="10pt" style:font-name-complex="Courier New1" style:font-size-complex="10pt"/>
    </style:style>
    <style:style style:name="T8" style:family="text">
      <style:text-properties style:font-name="Courier New" fo:font-size="10pt" officeooo:rsid="000b8eb0" style:font-size-asian="10pt" style:font-name-complex="Courier New1" style:font-size-complex="10pt"/>
    </style:style>
    <style:style style:name="T9" style:family="text">
      <style:text-properties style:font-name="Courier New" fo:font-size="10pt" officeooo:rsid="00148ac6" style:font-size-asian="10pt" style:font-name-complex="Courier New1" style:font-size-complex="10pt"/>
    </style:style>
    <style:style style:name="T10" style:family="text">
      <style:text-properties style:font-name="Courier New" fo:font-size="10pt" officeooo:rsid="001689ae" style:font-size-asian="10pt" style:font-name-complex="Courier New1" style:font-size-complex="10pt"/>
    </style:style>
    <style:style style:name="T11" style:family="text">
      <style:text-properties style:font-name="Courier New" fo:font-size="9pt" fo:font-weight="bold" style:font-size-asian="9pt" style:font-weight-asian="bold" style:font-name-complex="Courier New1" style:font-size-complex="9pt"/>
    </style:style>
    <style:style style:name="T12" style:family="text">
      <style:text-properties style:font-name="Courier New" fo:font-size="9pt" fo:font-weight="bold" officeooo:rsid="00049954" style:font-size-asian="9pt" style:font-weight-asian="bold" style:font-name-complex="Courier New1" style:font-size-complex="9pt"/>
    </style:style>
    <style:style style:name="T13" style:family="text">
      <style:text-properties style:font-name="Courier New" fo:font-size="9pt" fo:font-weight="bold" officeooo:rsid="00132408" style:font-size-asian="9pt" style:font-weight-asian="bold" style:font-name-complex="Courier New1" style:font-size-complex="9pt"/>
    </style:style>
    <style:style style:name="T14" style:family="text">
      <style:text-properties style:font-name="Courier New" fo:font-size="9pt" fo:font-weight="bold" officeooo:rsid="001770b7" style:font-size-asian="9pt" style:font-weight-asian="bold" style:font-name-complex="Courier New1" style:font-size-complex="9pt"/>
    </style:style>
    <style:style style:name="T15" style:family="text">
      <style:text-properties style:font-name="CALIBRI" fo:font-size="9pt" style:font-size-asian="9pt" style:font-size-complex="9pt"/>
    </style:style>
    <style:style style:name="T16" style:family="text">
      <style:text-properties style:font-name="CALIBRI" fo:font-size="9pt" officeooo:rsid="002312b5" style:font-size-asian="9pt" style:font-size-complex="9pt"/>
    </style:style>
    <style:style style:name="T17" style:family="text">
      <style:text-properties style:font-name="CALIBRI" fo:font-size="9pt" style:font-size-asian="9pt" style:font-name-complex="Courier New1" style:font-size-complex="9pt"/>
    </style:style>
    <style:style style:name="T18" style:family="text">
      <style:text-properties style:font-name="CALIBRI" fo:font-size="9pt" officeooo:rsid="0023b9d2" style:font-size-asian="9pt" style:font-name-complex="Courier New1" style:font-size-complex="9pt"/>
    </style:style>
    <style:style style:name="T19" style:family="text">
      <style:text-properties style:font-name="CALIBRI" fo:font-size="9pt" fo:font-weight="bold" style:font-size-asian="9pt" style:font-weight-asian="bold" style:font-name-complex="Courier New1" style:font-size-complex="9pt" style:font-weight-complex="bold"/>
    </style:style>
    <style:style style:name="T20" style:family="text">
      <style:text-properties style:font-name="CALIBRI" fo:font-size="9pt" fo:font-weight="bold" officeooo:rsid="0023b9d2" style:font-size-asian="9pt" style:font-weight-asian="bold" style:font-name-complex="Courier New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INSTRUCTIONS NOTES: AUTOMATION </text:p>
      <text:p text:style-name="P15"><text:span text:style-name="T1">WITH BASIC IN </text:span><text:span text:style-name="T2">LIBREOFFICE CALC</text:span></text:p>
      <text:p text:style-name="P14"><text:span text:style-name="T1">P</text:span><text:span text:style-name="T3">AR</text:span><text:span text:style-name="T4">T</text:span><text:span text:style-name="T1"> 2: HEALTH ACCOUNTING</text:span><text:bookmark-start text:name="_GoBack"/><text:span text:style-name="T1"> CONTEXT</text:span><text:bookmark-end text:name="_GoBack"/></text:p>
      <text:p text:style-name="P2"/>
      <text:p text:style-name="P2"/>
      <text:p text:style-name="P2"/>
      <text:p text:style-name="P2"/>
      <text:p text:style-name="P2"/>
      <text:p text:style-name="P18"><text:span text:style-name="T5">@COMPANY:</text:span><text:span text:style-name="T6"> USBONG SOCIAL SYSTEMS, INC. (WWW.USBONG.PH)</text:span></text:p>
      <text:p text:style-name="P18"><text:span text:style-name="T5">@AUTHOR:</text:span><text:span text:style-name="T6"> SYSON, MICHAEL</text:span></text:p>
      <text:p text:style-name="P18"><text:span text:style-name="T5">@DATE CREATED:</text:span><text:span text:style-name="T6"> 2020-07-27</text:span></text:p>
      <text:p text:style-name="P18"><text:span text:style-name="T5">@LAST UPDATED:</text:span><text:span text:style-name="T6"> 2020-07-</text:span><text:span text:style-name="T7">3</text:span><text:span text:style-name="T9">1</text:span></text:p>
      <text:p text:style-name="P18"><text:span text:style-name="T5">@OPEN SOURCE:</text:span><text:span text:style-name="T6"> APACHE LICENSE VERSION 2.0</text:span></text:p>
      <text:p text:style-name="P18"><text:span text:style-name="T5">@REFERENCE:</text:span><text:span text:style-name="T6"> MICROSOFT. (2019). “GETTING STARTED WITH VBA IN OFFICE”. </text:span><text:bookmark-start text:name="__DdeLink__1683_3333029182"/><text:a xlink:type="simple" xlink:href="https://docs.microsoft.com/en-us/office/vba/library-reference/concepts/getting-started-with-vba-in-office" text:style-name="Internet_20_link" text:visited-style-name="Visited_20_Internet_20_Link"><text:span text:style-name="T6">https://docs.microsoft.com/en-us/office/vba/library-reference/concepts/getting-started-with-vba-in-office</text:span></text:a><text:bookmark-end text:name="__DdeLink__1683_3333029182"/><text:span text:style-name="T6">; LAST ACCESSED: 202007</text:span><text:span text:style-name="T8">3</text:span><text:span text:style-name="T10">1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oft-page-break/><text:span text:style-name="T11">INSTRUCTIONS NOTES: AUTOMATION WITH BASIC </text:span><text:span text:style-name="T13">IN LIBREOFFICE CALC</text:span></text:p>
      <text:p text:style-name="P2">PART 2: HEALTH ACCOUNTING CONTEXT</text:p>
      <text:p text:style-name="P2"/>
      <text:p text:style-name="P1"><text:span text:style-name="T11">1) FILE: </text:span><text:span text:style-name="T12">READ AS INPUT</text:span></text:p>
      <text:p text:style-name="P4">TO-DO: -update: this</text:p>
      <text:p text:style-name="P2"/>
      <text:p text:style-name="P1"><text:span text:style-name="T11">2) FILE: </text:span><text:span text:style-name="T12">WRITE AS OUTPUT</text:span></text:p>
      <text:p text:style-name="P13">Sub Main</text:p>
      <text:p text:style-name="P13"><text:s text:c="2"/>GlobalScope.BasicLibraries.loadLibrary("Tools")</text:p>
      <text:p text:style-name="P13"/>
      <text:p text:style-name="P13"><text:s text:c="2"/>Dim Prop(1) as New com.sun.star.beans.PropertyValue</text:p>
      <text:p text:style-name="P13"><text:s text:c="2"/>Dim saveAsODSArgs(1) as new com.sun.star.beans.PropertyValue</text:p>
      <text:p text:style-name="P13"/>
      <text:p text:style-name="P13"><text:s text:c="2"/>dispatcher = createUnoService("com.sun.star.frame.DispatchHelper")</text:p>
      <text:p text:style-name="P13"/>
      <text:p text:style-name="P13"><text:s text:c="2"/>sPath = DirectoryNameoutofPath(ThisComponent.getURL(),"/")</text:p>
      <text:p text:style-name="P13"><text:s text:c="2"/>sFileName = "outputFile.ods"</text:p>
      <text:p text:style-name="P13"/>
      <text:p text:style-name="P13"><text:s text:c="2"/>saveAsODSArgs(0).Name = "URL"</text:p>
      <text:p text:style-name="P13"><text:s text:c="2"/>saveAsODSArgs(0).Value = sPath &amp; "/" &amp; sFileName</text:p>
      <text:p text:style-name="P13"><text:s text:c="2"/>saveAsODSArgs(1).Name = "FilterName"</text:p>
      <text:p text:style-name="P13"><text:s text:c="2"/>saveAsODSArgs(1).Value = "writer8"</text:p>
      <text:p text:style-name="P13"><text:tab/><text:tab/></text:p>
      <text:p text:style-name="P13"><text:s text:c="2"/>dispatcher.executeDispatch(ThisComponent.CurrentController.Frame, ".uno:SaveAs", "", 0, saveAsODSArgs())</text:p>
      <text:p text:style-name="P13">End Sub</text:p>
      <text:p text:style-name="P13"/>
      <text:p text:style-name="P3">NOTE:</text:p>
      <text:p text:style-name="P10">TO save the file without changing its filename, we use this command for the “sFileName” container.</text:p>
      <text:p text:style-name="P9">sFileName = FileNameoutofPath(ThisComponent.getURL(),"/")</text:p>
      <text:p text:style-name="P5"/>
      <text:p text:style-name="P16"><text:span text:style-name="T11">3) </text:span><text:span text:style-name="T14">LOOPS</text:span><text:span text:style-name="T11">: </text:span><text:span text:style-name="T14">SET VALUE &amp; FORMAT</text:span></text:p>
      <text:p text:style-name="P8">Sub Macro</text:p>
      <text:p text:style-name="P8"><text:s text:c="2"/>Dim BasicBorder as New com.sun.star.table.BorderLine</text:p>
      <text:p text:style-name="P8"><text:s text:c="2"/>Dim oBorder As Object </text:p>
      <text:p text:style-name="P8"><text:s text:c="2"/>Dim myWorksheet As Object</text:p>
      <text:p text:style-name="P8"><text:s text:c="2"/>Dim oCursor As Object <text:s/></text:p>
      <text:p text:style-name="P8"><text:s text:c="2"/>Dim outputCell </text:p>
      <text:p text:style-name="P8"/>
      <text:p text:style-name="P8"><text:s text:c="2"/>myWorksheet = <text:s/>ThisComponent.Sheets.getByName( "202007" )</text:p>
      <text:p text:style-name="P8"><text:s text:c="8"/></text:p>
      <text:p text:style-name="P8"><text:s text:c="2"/>'identify from left to right the last column used, i.e. used range </text:p>
      <text:p text:style-name="P8"><text:s text:c="2"/>oCursor = myWorksheet.createCursor()</text:p>
      <text:p text:style-name="P8"><text:s text:c="2"/>oCursor.gotoEndOfUsedArea(True)</text:p>
      <text:p text:style-name="P8"><text:s text:c="2"/>oColumns = oCursor.getColumns()</text:p>
      <text:p text:style-name="P8"><text:s text:c="2"/>oRows = oCursor.getRows()</text:p>
      <text:p text:style-name="P8"/>
      <text:p text:style-name="P8"><text:s text:c="2"/>'clear/delete the contents, background color, and border of all used cells first</text:p>
      <text:p text:style-name="P8"><text:s text:c="2"/>For iColumnCount = oColumns.getCount() - 1 To 0 Step -1</text:p>
      <text:p text:style-name="P8"><text:s text:c="4"/>For iRowCount = oRows.getCount() - 1 To 0 Step -1</text:p>
      <text:p text:style-name="P8"><text:s text:c="6"/>outputCell = myWorksheet.getCellByPosition(iColumnCount , iRowCount)</text:p>
      <text:p text:style-name="P8"><text:s text:c="6"/></text:p>
      <text:p text:style-name="P17"><text:s text:c="11"/>outputCell.String = ""</text:p>
      <text:p text:style-name="P1"><text:span text:style-name="T15"><text:s text:c="11"/>outputCell.CharColor = </text:span><text:bookmark-start text:name="__DdeLink__3547_3674803004"/><text:span text:style-name="T16">0</text:span><text:bookmark-end text:name="__DdeLink__3547_3674803004"/></text:p>
      <text:p text:style-name="P17"/>
      <text:p text:style-name="P1"><text:span text:style-name="T17"><text:s text:c="10"/></text:span><text:span text:style-name="T19"><text:s/>‘</text:span><text:span text:style-name="T20">TO-DO: -add: set background color to 0</text:span></text:p>
      <text:p text:style-name="P20"><text:s text:c="6"/></text:p>
      <text:p text:style-name="P17"><text:s text:c="11"/>oBorder = myWorksheet.TableBorder</text:p>
      <text:p text:style-name="P17"/>
      <text:p text:style-name="P8"><text:s text:c="6"/>BasicBorder.OuterLineWidth = 0 </text:p>
      <text:p text:style-name="P8"><text:s text:c="6"/>oBorder.BottomLine = BasicBorder</text:p>
      <text:p text:style-name="P8"><text:s text:c="6"/>outputCell.TableBorder = oBorder <text:s text:c="2"/></text:p>
      <text:p text:style-name="P8"><text:s text:c="4"/></text:p>
      <text:p text:style-name="P8"><text:s text:c="4"/>Next iRowCount</text:p>
      <text:p text:style-name="P8"><text:s text:c="2"/>Next iColumnCount</text:p>
      <text:p text:style-name="P8">End Sub</text:p>
      <text:p text:style-name="P2"/>
      <text:p text:style-name="P6">TO-DO: -update: the rest</text:p>
      <text:p text:style-name="P7"/>
      <text:p text:style-name="P2"><text:soft-page-break/>4) <text:s/>CELL: SET VALUE and FORMAT</text:p>
      <text:p text:style-name="P8">Sub Macro1()</text:p>
      <text:p text:style-name="P8"><text:s text:c="4"/>Worksheets(1).Range("A1").Value = "Kumusta!"</text:p>
      <text:p text:style-name="P8"><text:s text:c="4"/>Worksheets(1).Range("A1").Borders(xlEdgeBottom).LineStyle = xlDouble</text:p>
      <text:p text:style-name="P8"><text:s text:c="4"/>Worksheets(1).Range("A1").Interior.Color = vbGreen</text:p>
      <text:p text:style-name="P8"><text:s text:c="4"/>Worksheets(1).Range("A1").Font.FontStyle = "Bold"</text:p>
      <text:p text:style-name="P8"><text:s text:c="4"/>'Worksheets(1).Range("A1").NumberFormat = "0.00"</text:p>
      <text:p text:style-name="P8">End Sub</text:p>
      <text:p text:style-name="P2"/>
      <text:p text:style-name="P2">5) <text:s/>CONTAINERS: VARIABLES</text:p>
      <text:p text:style-name="P8">Dim sVariable As String</text:p>
      <text:p text:style-name="P8">sVariable = "Kumusta!"</text:p>
      <text:p text:style-name="P8">Worksheets(1).Range("A1").Value = sVariable<text:tab/><text:tab/></text:p>
      <text:p text:style-name="P2"/>
      <text:p text:style-name="P2">6) CONDITIONS &amp; BRANCHING</text:p>
      <text:p text:style-name="P8">Sub Macro1()</text:p>
      <text:p text:style-name="P8"><text:s text:c="4"/>If Worksheets(1).Range("A1").Value = "Yes!" Then</text:p>
      <text:p text:style-name="P8"><text:s text:c="8"/>Worksheets(1).Range("B1").Value = "LAUREL, MIKHAIL"</text:p>
      <text:p text:style-name="P8"><text:s text:c="4"/>Else</text:p>
      <text:p text:style-name="P8"><text:s text:c="8"/>MsgBox "Put Yes! in cell A1"</text:p>
      <text:p text:style-name="P8"><text:s text:c="4"/>End If</text:p>
      <text:p text:style-name="P8"/>
      <text:p text:style-name="P8"><text:s text:c="4"/>Worksheets(1).UsedRange.EntireColumn.AutoFit</text:p>
      <text:p text:style-name="P8">End Sub</text:p>
      <text:p text:style-name="P2"/>
      <text:p text:style-name="P2">7) LOOPS &amp; CONTAINERS</text:p>
      <text:p text:style-name="P8">Sub Macro2()</text:p>
      <text:p text:style-name="P8"><text:s text:c="4"/>Dim inputWorksheet</text:p>
      <text:p text:style-name="P8"><text:s text:c="4"/>Dim medicalDoctorContainer</text:p>
      <text:p text:style-name="P8"><text:s text:c="4"/>Dim iMedicalDoctorContainerCount</text:p>
      <text:p text:style-name="P8"><text:s text:c="4"/>Dim iColumnCount</text:p>
      <text:p text:style-name="P8"><text:s text:c="4"/></text:p>
      <text:p text:style-name="P8"><text:s text:c="4"/>Set inputWorksheet = ActiveWorkbook.ActiveSheet</text:p>
      <text:p text:style-name="P8"><text:s text:c="4"/>Set medicalDoctorContainer = New Collection <text:s text:c="3"/></text:p>
      <text:p text:style-name="P8"><text:s text:c="4"/>iMedicalDoctorContainerCount = 1</text:p>
      <text:p text:style-name="P8"><text:s text:c="4"/>iColumnCount = 2 'start at column B</text:p>
      <text:p text:style-name="P8"/>
      <text:p text:style-name="P8"><text:s text:c="4"/>For Each Column In inputWorksheet.Columns</text:p>
      <text:p text:style-name="P8"><text:s text:c="7"/>sOutputWorksheetName = "" &amp; inputWorksheet.Cells(1, iColumnCount).Value 'medical doctor name</text:p>
      <text:p text:style-name="P8"><text:s text:c="7"/>medicalDoctorContainer.Add sOutputWorksheetName, CStr(iMedicalDoctorContainerCount)</text:p>
      <text:p text:style-name="P8"><text:s text:c="8"/></text:p>
      <text:p text:style-name="P8"><text:s text:c="7"/>MsgBox (medicalDoctorContainer(CStr(iMedicalDoctorContainerCount)))</text:p>
      <text:p text:style-name="P8"><text:s text:c="12"/></text:p>
      <text:p text:style-name="P8"><text:s text:c="7"/>iMedicalDoctorContainerCount = iMedicalDoctorContainerCount + 1 <text:s text:c="15"/></text:p>
      <text:p text:style-name="P8"><text:s text:c="7"/>iColumnCount = iColumnCount + 1</text:p>
      <text:p text:style-name="P8"><text:s text:c="7"/>If IsEmpty(inputWorksheet.Cells(1, iColumnCount).Value) Then</text:p>
      <text:p text:style-name="P8"><text:s text:c="12"/>Exit For</text:p>
      <text:p text:style-name="P8"><text:s text:c="7"/>End If</text:p>
      <text:p text:style-name="P8"><text:s text:c="4"/>Next</text:p>
      <text:p text:style-name="P8">End Su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CALIBRI" svg:font-family="CALIBRI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t Member</meta:initial-creator>
    <meta:editing-cycles>110</meta:editing-cycles>
    <meta:print-date>2020-06-15T02:36:00</meta:print-date>
    <meta:creation-date>2020-06-13T03:31:00</meta:creation-date>
    <dc:date>2020-07-31T14:47:42.196047951</dc:date>
    <meta:editing-duration>PT2H32M1S</meta:editing-duration>
    <meta:generator>LibreOffice/6.4.3.2$Linux_X86_64 LibreOffice_project/40$Build-2</meta:generator>
    <meta:document-statistic meta:table-count="0" meta:image-count="0" meta:object-count="0" meta:page-count="3" meta:paragraph-count="108" meta:word-count="402" meta:character-count="4047" meta:non-whitespace-character-count="33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